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04000001CE6E5E6A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ela1" style:family="table">
      <style:table-properties style:width="14.982cm" fo:margin-left="-0.191cm" fo:margin-top="0cm" fo:margin-bottom="0cm" table:align="left" style:writing-mode="lr-tb"/>
    </style:style>
    <style:style style:name="Tabela1.A" style:family="table-column">
      <style:table-column-properties style:column-width="4.994cm"/>
    </style:style>
    <style:style style:name="Tabela1.C" style:family="table-column">
      <style:table-column-properties style:column-width="4.995cm"/>
    </style:style>
    <style:style style:name="Tabela1.1" style:family="table-row">
      <style:table-row-properties style:min-row-height="2.2cm" fo:keep-together="auto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982cm" fo:margin-left="-0.191cm" fo:margin-top="0cm" fo:margin-bottom="0cm" table:align="left" style:writing-mode="lr-tb"/>
    </style:style>
    <style:style style:name="Tabela2.A" style:family="table-column">
      <style:table-column-properties style:column-width="4.994cm"/>
    </style:style>
    <style:style style:name="Tabela2.C" style:family="table-column">
      <style:table-column-properties style:column-width="4.995cm"/>
    </style:style>
    <style:style style:name="Tabela2.1" style:family="table-row">
      <style:table-row-properties style:min-row-height="2.2cm" fo:keep-together="auto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6.265cm"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Arial" style:font-name-complex="Arial1"/>
    </style:style>
    <style:style style:name="P3" style:family="paragraph" style:parent-style-name="Standard">
      <style:paragraph-properties fo:margin-top="0cm" fo:margin-bottom="0cm" style:contextual-spacing="false" fo:line-height="150%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Arial" fo:font-weight="bold" style:font-weight-asian="bold" style:font-name-complex="Arial1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Conteúdo_20_da_20_moldura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8" style:family="paragraph" style:parent-style-name="Conteúdo_20_da_20_moldura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fo:color="#000000" loext:opacity="100%" style:font-name="Arial" fo:font-weight="bold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50%" fo:break-before="column"/>
    </style:style>
    <style:style style:name="P10" style:family="paragraph" style:parent-style-name="Conteúdo_20_da_20_moldura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fo:color="#808080" loext:opacity="100%" style:font-name="Arial" fo:font-size="8pt" fo:font-weight="bold" style:font-size-asian="8pt" style:font-weight-asian="bold" style:font-name-complex="Arial1" style:font-size-complex="8pt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4980"/>
        </loext:char-complex-color>
      </style:text-properties>
    </style:style>
    <style:style style:name="P11" style:family="paragraph" style:parent-style-name="Standard">
      <style:paragraph-properties fo:margin-top="0cm" fo:margin-bottom="0cm" style:contextual-spacing="false" fo:line-height="150%" fo:hyphenation-ladder-count="no-limit" fo:hyphenation-keep="auto" loext:hyphenation-keep-type="column"/>
      <style:text-properties style:font-name="Arial" fo:font-weight="bold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Conteúdo_20_da_20_moldura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fo:color="#808080" loext:opacity="100%" style:font-name="Arial" fo:font-weight="bold" officeooo:rsid="000b2ad8" officeooo:paragraph-rsid="000b2ad8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4980"/>
        </loext:char-complex-color>
      </style:text-properties>
    </style:style>
    <style:style style:name="P13" style:family="paragraph" style:parent-style-name="Conteúdo_20_da_20_moldura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officeooo:paragraph-rsid="000b2ad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Conteúdo_20_da_20_moldura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fo:color="#808080" loext:opacity="100%" style:font-name="Arial" officeooo:rsid="000d3b42" officeooo:paragraph-rsid="000d3b42" style:font-name-complex="Arial1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4980"/>
        </loext:char-complex-color>
      </style:text-properties>
    </style:style>
    <style:style style:name="P15" style:family="paragraph" style:parent-style-name="Conteúdo_20_da_20_moldura">
      <style:paragraph-properties fo:margin-top="0cm" fo:margin-bottom="0cm" style:contextual-spacing="false" fo:line-height="150%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style:font-name="Arial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size="6pt" fo:font-weight="bold" officeooo:rsid="001654bd" officeooo:paragraph-rsid="001654bd" style:font-size-asian="6pt" style:font-weight-asian="bold" style:font-name-complex="Arial1" style:font-size-complex="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weight="bold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officeooo:rsid="000d3b42" officeooo:paragraph-rsid="000d3b4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officeooo:rsid="000fa24a" officeooo:paragraph-rsid="000fa24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style:font-name="Arial" fo:font-weight="bold" officeooo:rsid="000d3b42" officeooo:paragraph-rsid="000d3b42" style:font-weight-asian="bold" style:font-name-complex="Arial1" style:font-weight-complex="bold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size="8pt" officeooo:rsid="00183b6e" officeooo:paragraph-rsid="00183b6e" style:font-size-asian="8pt" style:font-name-complex="Arial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officeooo:rsid="001654bd" officeooo:paragraph-rsid="001654b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officeooo:rsid="0016ab53" officeooo:paragraph-rsid="0016ab5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officeooo:rsid="00183b6e" officeooo:paragraph-rsid="00183b6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weight="bold" style:font-weight-asian="bold" style:font-name-complex="Arial1" style:font-weight-complex="bold"/>
    </style:style>
    <style:style style:name="T4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5" style:family="text">
      <style:text-properties fo:color="#808080" loext:opacity="100%" style:font-name="Arial" fo:font-weight="bold" style:font-weight-asian="bold" style:font-name-complex="Arial1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style:font-name="Arial" style:font-name-complex="Arial1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08080" loext:opacity="100%" style:font-name="Arial" fo:font-size="8pt" fo:font-weight="bold" style:font-size-asian="8pt" style:font-weight-asian="bold" style:font-name-complex="Arial1" style:font-size-complex="8pt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8" style:family="text">
      <style:text-properties fo:color="#808080" loext:opacity="100%" style:font-name="Arial" fo:font-size="6pt" fo:font-weight="bold" style:font-size-asian="6pt" style:font-weight-asian="bold" style:font-name-complex="Arial1" style:font-size-complex="6pt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9" style:family="text">
      <style:text-properties fo:color="#808080" loext:opacity="100%" style:font-name="Arial" fo:font-size="6pt" fo:font-weight="bold" officeooo:rsid="000951ad" style:font-size-asian="6pt" style:font-weight-asian="bold" style:font-name-complex="Arial1" style:font-size-complex="6pt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10" style:family="text">
      <style:text-properties fo:color="#808080" loext:opacity="100%" style:font-name="Arial" fo:font-weight="bold" officeooo:rsid="000b2ad8" style:font-weight-asian="bold" style:font-name-complex="Arial1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11" style:family="text">
      <style:text-properties fo:color="#808080" loext:opacity="100%" style:font-name="Arial" fo:font-size="10pt" fo:font-weight="bold" style:font-size-asian="10pt" style:font-weight-asian="bold" style:font-name-complex="Arial1" style:font-size-complex="10pt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12" style:family="text">
      <style:text-properties fo:color="#808080" loext:opacity="100%" style:font-name="Arial" fo:font-size="10pt" fo:font-weight="bold" officeooo:rsid="000cdc9e" style:font-size-asian="10pt" style:font-weight-asian="bold" style:font-name-complex="Arial1" style:font-size-complex="10pt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000000" loext:opacity="100%" style:font-name="Arial" style:font-name-complex="Arial1">
        <loext:char-complex-color loext:theme-type="dark1" loext:color-type="theme"/>
      </style:text-properties>
    </style:style>
    <style:style style:name="T14" style:family="text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T15" style:family="text">
      <style:text-properties fo:color="#767171" loext:opacity="100%" style:font-name="Arial" fo:font-size="10pt" fo:font-weight="bold" style:font-size-asian="10pt" style:font-weight-asian="bold" style:font-name-complex="Arial1" style:font-size-complex="10pt" style:font-weight-complex="bold">
        <loext:char-complex-color loext:theme-type="light2" loext:color-type="theme">
          <loext:transformation loext:type="shade" loext:value="4980"/>
        </loext:char-complex-color>
      </style:text-properties>
    </style:style>
    <style:style style:name="T16" style:family="text">
      <style:text-properties fo:color="#767171" loext:opacity="100%" style:font-name="Arial" fo:font-size="10pt" fo:language="pt" fo:country="BR" fo:font-weight="bol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>
        <loext:char-complex-color loext:theme-type="light2" loext:color-type="theme">
          <loext:transformation loext:type="shade" loext:value="4980"/>
        </loext:char-complex-color>
      </style:text-properties>
    </style:style>
    <style:style style:name="T17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18" style:family="text">
      <style:text-properties fo:color="#808080" loext:opacity="100%" style:font-name="Arial" fo:font-size="10pt" fo:language="pt" fo:country="BR" style:letter-kerning="false" style:font-name-asian="Calibri1" style:font-size-asian="10pt" style:language-asian="en" style:country-asian="US" style:font-name-complex="Arial1" style:font-size-complex="10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19" style:family="text">
      <style:text-properties fo:color="#808080" loext:opacity="100%" style:font-name="Arial" fo:font-size="10pt" fo:language="pt" fo:country="BR" officeooo:rsid="000d3b42" style:letter-kerning="false" style:font-name-asian="Calibri1" style:font-size-asian="10pt" style:language-asian="en" style:country-asian="US" style:font-name-complex="Arial1" style:font-size-complex="10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20" style:family="text">
      <style:text-properties fo:color="#808080" loext:opacity="100%" style:font-name="Arial" fo:font-size="10pt" fo:language="pt" fo:country="BR" fo:font-weight="bol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21" style:family="text">
      <style:text-properties fo:color="#808080" loext:opacity="100%" style:font-name="Arial" fo:font-size="10pt" fo:language="pt" fo:country="BR" officeooo:rsid="0016ab53" style:letter-kerning="false" style:font-name-asian="Calibri1" style:font-size-asian="10pt" style:language-asian="en" style:country-asian="US" style:font-name-complex="Arial1" style:font-size-complex="10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09cm" svg:stroke-color="#808080" draw:stroke-linejoin="miter" draw:fill="solid" draw:fill-color="#ffffff" draw:textarea-vertical-align="top" draw:auto-grow-height="false" fo:min-height="3.41cm" fo:min-width="14.549cm" fo:padding-top="0.127cm" fo:padding-bottom="0.127cm" fo:padding-left="0.254cm" fo:padding-right="0.254cm" fo:wrap-option="wrap" loext:decorative="false" fo:margin-left="0.31cm" fo:margin-right="0.393cm" fo:margin-top="0.122cm" fo:margin-bottom="0.164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09cm" svg:stroke-color="#808080" draw:stroke-linejoin="miter" draw:fill="solid" draw:fill-color="#ffffff" draw:textarea-vertical-align="top" draw:auto-grow-height="false" fo:min-height="14.739cm" fo:min-width="14.579cm" fo:padding-top="0.127cm" fo:padding-bottom="0.127cm" fo:padding-left="0.254cm" fo:padding-right="0.254cm" fo:wrap-option="wrap" loext:decorative="false" fo:margin-left="0.31cm" fo:margin-right="0.393cm" fo:margin-top="0.122cm" fo:margin-bottom="0.17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09cm" svg:stroke-color="#808080" draw:stroke-linejoin="miter" draw:fill="solid" draw:fill-color="#ffffff" draw:textarea-vertical-align="top" draw:auto-grow-height="false" fo:min-height="3.41cm" fo:min-width="18.914cm" fo:padding-top="0.127cm" fo:padding-bottom="0.127cm" fo:padding-left="0.254cm" fo:padding-right="0.254cm" fo:wrap-option="wrap" loext:decorative="false" fo:margin-left="0.31cm" fo:margin-right="0.392cm" fo:margin-top="0.12cm" fo:margin-bottom="0.166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09cm" svg:stroke-color="#808080" draw:stroke-linejoin="miter" draw:fill="solid" draw:fill-color="#ffffff" draw:textarea-vertical-align="top" draw:auto-grow-height="false" fo:min-height="10.673cm" fo:min-width="15.194cm" fo:padding-top="0.127cm" fo:padding-bottom="0.127cm" fo:padding-left="0.254cm" fo:padding-right="0.254cm" fo:wrap-option="wrap" loext:decorative="false" fo:margin-left="0.31cm" fo:margin-right="0.393cm" fo:margin-top="0.122cm" fo:margin-bottom="0.16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xperiência Prática 1 – Documento Modelo</text:span><text:span text:style-name="T1"/></text:p>
      <text:p text:style-name="P2" loext:marker-style-name="T2"/>
      <text:p text:style-name="P3" loext:marker-style-name="T2"><text:span text:style-name="T2">Caro, estudante.</text:span><text:span text:style-name="T2"/></text:p>
      <text:p text:style-name="P3" loext:marker-style-name="T2"><text:span text:style-name="T2">Este documento é a versão final e consolidada dos artefatos do seu projeto de banco de dados, servindo como a fundação inalterável para as próximas etapas. A clareza e a precisão aqui são essenciais para evitar retrabalhos.</text:span><text:span text:style-name="T2"/></text:p>
      <text:p text:style-name="P4" loext:marker-style-name="T3"/>
      <text:p text:style-name="P3" loext:marker-style-name="T4"><text:span text:style-name="T4">1. Identificação do Projeto</text:span><text:span text:style-name="T4"/></text:p>
      <text:p text:style-name="P3" loext:marker-style-name="T3"><text:span text:style-name="T3">Título do Projeto/Minimundo:<text:line-break/> </text:span><text:bookmark-start text:name="permission-for-group:915347711:everyone"/><text:span text:style-name="T5">Sistema de Monitoramento e Gestão para Estacionamento Privado.</text:span><text:bookmark-end text:name="permission-for-group:915347711:everyone"/></text:p>
      <text:p text:style-name="P4" loext:marker-style-name="T3"/>
      <text:p text:style-name="P3" loext:marker-style-name="T4"><text:span text:style-name="T4">2. Visão Geral e Propósito do Minimundo</text:span><text:span text:style-name="T4"/></text:p>
      <text:p text:style-name="P5" loext:marker-style-name="T3"><draw:custom-shape text:anchor-type="char" draw:z-index="7" draw:name="Caixa de Texto 2" draw:style-name="gr1" draw:text-style-name="P7" svg:width="15.056cm" svg:height="3.663cm" svg:x="0.014cm" svg:y="0.815cm"><text:p text:style-name="P6" loext:marker-style-name="T3"><text:span text:style-name="T6">Ao lado de um Shopping movimentado, há um estacionamento privado com 7 andares (blocos) e 30 vagas a cada andar. É nescessário a criação de um sistema de monitoramento e gestão para clientes neste estacionamento, devido a alta demanda de veículos que constantemente adentram e evadem do edifício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2.1. Resumo do Cenário (Elevator Pitch)</text:span><text:span text:style-name="T3"/></text:p>
      <text:p text:style-name="P4" loext:marker-style-name="T3"/>
      <text:p text:style-name="P5" loext:marker-style-name="T3"><draw:custom-shape text:anchor-type="char" draw:z-index="8" draw:name="Caixa de Texto 210074617" draw:style-name="gr1" draw:text-style-name="P7" svg:width="15.056cm" svg:height="3.663cm" svg:x="0.014cm" svg:y="0.815cm"><text:p text:style-name="P6" loext:marker-style-name="T3"><text:span text:style-name="T5">* Proporcionar o monitoramento claro e eficiente de todos os veículos que adentram ao estacionamento.</text:span><text:span text:style-name="T5"/></text:p><text:p text:style-name="P8" loext:marker-style-name="T3"/><text:p text:style-name="P6" loext:marker-style-name="T3"><text:span text:style-name="T5">* Gerenciar corretamente as vagas para cada veículo que adentra ao estacionamento, de forma segura e adequada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2.2. Objetivos Principais</text:span><text:span text:style-name="T3"/></text:p>
      <text:p text:style-name="P4" loext:marker-style-name="T3"/>
      <text:p text:style-name="P9" loext:marker-style-name="T4"><text:span text:style-name="T4">3. Escopo e Limites do Sistema</text:span><text:span text:style-name="T4"/></text:p>
      <text:p text:style-name="P5" loext:marker-style-name="T3"><text:span text:style-name="T3">3.1. O que o sistema VAI FAZER (Escopo Incluso)</text:span><text:span text:style-name="T3"/></text:p>
      <text:p text:style-name="P4" loext:marker-style-name="T3"><draw:custom-shape text:anchor-type="char" draw:z-index="9" draw:name="Caixa de Texto 1469490610" draw:style-name="gr2" draw:text-style-name="P7" svg:width="15.086cm" svg:height="14.992cm" svg:x="-0.014cm" svg:y="0.157cm"><text:p text:style-name="P6" loext:marker-style-name="T7"><text:span text:style-name="T7">O sistema deve:</text:span><text:span text:style-name="T7"/></text:p><text:p text:style-name="P10" loext:marker-style-name="T7"/><text:p text:style-name="P6" loext:marker-style-name="T7"><text:span text:style-name="T7">* Registrar as Entradas / Saídas de Veículos (data e hora de entrada, data e hora de saída, vaga atribuída, se é preferencial ou não)</text:span><text:span text:style-name="T7"/></text:p><text:p text:style-name="P10" loext:marker-style-name="T7"/><text:p text:style-name="P6" loext:marker-style-name="T7"><text:span text:style-name="T7">* Definir o estado de uma vaga (se está ocupada ou não)</text:span><text:span text:style-name="T7"/></text:p><text:p text:style-name="P10" loext:marker-style-name="T7"/><text:p text:style-name="P6" loext:marker-style-name="T7"><text:span text:style-name="T7">* Registrar informações nescessárias e requerentes acerca dos veículos (Placa, Tipo de veículo, Descrição do veículo, Dono do veículo)</text:span><text:span text:style-name="T7"/></text:p><text:p text:style-name="P6" loext:marker-style-name="T7"><text:span text:style-name="T7"><text:s/></text:span><text:span text:style-name="T7"/></text:p><text:p text:style-name="P6" loext:marker-style-name="T7"><text:span text:style-name="T7">* Registrar informações nescessárias e requerentes acerca do cliente (Nome e CPF do cliente, Idade do cliente, Se possui deficiência ou não, se é gestante)</text:span><text:span text:style-name="T7"/></text:p><text:p text:style-name="P10" loext:marker-style-name="T7"/><text:p text:style-name="P10" loext:marker-style-name="T7"/><text:p text:style-name="P6" loext:marker-style-name="T7"><text:span text:style-name="T7">* Definir a vaga de um veículo dinamicamente (se o cliente tiver +60 anos, for deficiente ou gestante, é uma vaga preferencial.) realizando verificações a respeito do estado de uma vaga atribuída (se estiver ocupada, não deve ser atribuída)</text:span><text:span text:style-name="T7"/></text:p><text:p text:style-name="P10" loext:marker-style-name="T7"/><text:p text:style-name="P6" loext:marker-style-name="T7"><text:span text:style-name="T7">* Relacionar uma vaga com o veículo atualmente ocupando ela (caso haja), como também relacionar um veículo com o proprietário dele.</text:span><text:span text:style-name="T7"/></text:p><text:p text:style-name="P10" loext:marker-style-name="T7"/><text:p text:style-name="P10" loext:marker-style-name="T7"/><text:p text:style-name="P6" loext:marker-style-name="T7"><text:span text:style-name="T7">* Registrar os funcionários do estacionamento e permitir a atribuição de vaga sem lógica de pagamento atribuída</text:span><text:span text:style-name="T7"/></text:p><text:p text:style-name="P10" loext:marker-style-name="T7"/><text:p text:style-name="P6" loext:marker-style-name="T7"><text:span text:style-name="T7">* Definir um preço baseado em uma lógica que use como base o tempo no qual um veículo residiu em uma vaga (horário atual - horário de entrada)</text:span><text:span text:style-name="T7"/></text:p><text:p text:style-name="P6" loext:marker-style-name="T7"><text:span text:style-name="T7">antes de liberar o veículo e registrar o horário de saída.</text:span><text:span text:style-name="T7"/></text:p><text:p text:style-name="P10" loext:marker-style-name="T7"/><text:p text:style-name="P6" loext:marker-style-name="T7"><text:span text:style-name="T7">* Bloquear a entrada caso não haja vagas disponívei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3"><draw:custom-shape text:anchor-type="char" draw:z-index="10" draw:name="Caixa de Texto 1331702683" draw:style-name="gr3" draw:text-style-name="P7" svg:width="19.421cm" svg:height="3.663cm" svg:x="-1.496cm" svg:y="1.228cm"><text:p text:style-name="P6" loext:marker-style-name="T8"><text:span text:style-name="T8">O sistema não deve:</text:span><text:span text:style-name="T8"/></text:p><text:p text:style-name="P6" loext:marker-style-name="T8"><text:span text:style-name="T8">* Considerar se pode ou não ser o dono do veículo que está usando o veículo (sempre será o dono)</text:span><text:span text:style-name="T8"/></text:p><text:p text:style-name="P6" loext:marker-style-name="T8"><text:span text:style-name="T8">* Verificar ou atualizar status de pagamentos para decidir se um veículo irá ser registrado com horário de saída ou não (a cancela só é liberada após a emissão da nota fiscal)</text:span><text:span text:style-name="T8"/></text:p><text:p text:style-name="P6" loext:marker-style-name="T8"><text:span text:style-name="T8">* Reconsiderar vagas após atribuição (vaga atribuída será a vaga utilizada sem possibilidade de reatribuição até que o cliente tenha saído e adentrado novamente)</text:span><text:span text:style-name="T8"/></text:p><text:p text:style-name="P6" loext:marker-style-name="T8"><text:span text:style-name="T8">* Realizar sistemas de alarme ou reporte (Por exemplo: se o veículo não saiu do estabelecimento, ou se o valor não foi pago), o sistema de segurança é atribuído aos vigilantes.</text:span><text:span text:style-name="T8"/></text:p><text:p text:style-name="P6" loext:marker-style-name="T8"><text:span text:style-name="T8">* Realizar cálculos para melhor atribuição de vagas, por exemplo: caso haja vagas no bloco A (primeiro andar), não se deve atribuir veículo </text:span><text:span text:style-name="T9">N</text:span><text:span text:style-name="T8"> na vaga de bloco B para melhor acesso. Esta verificação não deve ser implementada devido a já existente alta demanda e rotacionamento de veículo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3.2. O que o sistema NÃO VAI FAZER (Escopo Excluso)</text:span><text:span text:style-name="T3"/></text:p>
      <text:p text:style-name="P11" loext:marker-style-name="T3"><text:soft-page-break/></text:p>
      <text:p text:style-name="P3" loext:marker-style-name="T4"><text:span text:style-name="T4">4. Atores e Processos Principais</text:span><text:span text:style-name="T4"/></text:p>
      <text:p text:style-name="P5" loext:marker-style-name="T3"><draw:custom-shape text:anchor-type="char" draw:z-index="11" draw:name="Caixa de Texto 349926423" draw:style-name="gr1" draw:text-style-name="P7" svg:width="15.056cm" svg:height="3.663cm" svg:x="0.014cm" svg:y="0.815cm"><text:p text:style-name="P12" loext:marker-style-name="T3">Cliente – Responsável por utilizar efetivamente o serviço. Realiza o cadastro fornecendo ao sistema seus dados (CPF, Nome, Etc) </text:p><text:p text:style-name="P12" loext:marker-style-name="T3"/><text:p text:style-name="P13" loext:marker-style-name="T3"><text:span text:style-name="T10">Funcionário – Possui acesso ilimitado ao estacionamento, sem necessidade de pagamento. Funcionarios podem ser operários de guincho, vigilantes, et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4.1. Principais Atores (Usuários/Perfis)</text:span><text:span text:style-name="T3"/></text:p>
      <text:p text:style-name="P11" loext:marker-style-name="T3"/>
      <text:p text:style-name="P5" loext:marker-style-name="T3"><text:span text:style-name="T3">4.2. Processos e Operações Fundamentais</text:span><text:span text:style-name="T3"/></text:p>
      <text:p text:style-name="P4" loext:marker-style-name="T3"><draw:custom-shape text:anchor-type="char" draw:z-index="12" draw:name="Caixa de Texto 1810503593" draw:style-name="gr4" draw:text-style-name="P7" svg:width="15.701cm" svg:height="10.926cm" svg:x="0.014cm" svg:y="0.146cm"><text:p text:style-name="P6"><text:span text:style-name="T11">Quando um cliente se aproxima da cancela, a placa do veículo juntamente com sua cor e modelo é capturad</text:span><text:span text:style-name="T12">a</text:span><text:span text:style-name="T11"> por uma câmera OCR. </text:span><text:span text:style-name="T12">A</text:span><text:span text:style-name="T11">ssim que o cliente realiza a entrada fornecendo seus dados, tal veículo é atribuído às informações do Cliente e registrado como um veículo de sua autoria. O sistema fornece ao cliente uma vaga contendo o andar (bloco) e o número da vaga. Esta vaga é então atualizada para o estado de ocupada até que o cliente registre sua saída do estabelecimento. Quando o cliente fornece seus dados no sistema que antecede a cancela, antes da cancela ser liberada o horário de entrada é registrado. Para sair, o cliente se direciona para o sistema que antecede a cancela de saída, </text:span><text:span text:style-name="T12">e então</text:span><text:span text:style-name="T11"> requisita saída, assim é realizado um cálculo com base no horário atual (horário de saída) - horário de entrada + lógica aplicada para definição de preço, o pagamento é exibido para o usuário final e a cancela só é liberada após pagamento. Assim que a saída é requisitada e o horário de saída é definido, automaticamente a vaga muda do estado de ocupada para livre i</text:span><text:span text:style-name="T12">n</text:span><text:span text:style-name="T11">dependente de estado de pagamento aprovado ou não. A identificação do cliente e do veículo para a definição de pagamento e afins é feita através de uma câmera OCR que identifica a placa, atribuindo-a a sua vaga ocupada e ao client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 loext:marker-style-name="T4"><text:span text:style-name="T4">5. Levantamento Preliminar de Dados e Informações</text:span><text:span text:style-name="T4"/></text:p>
      <text:p text:style-name="P5" loext:marker-style-name="T3"><draw:custom-shape text:anchor-type="char" draw:z-index="13" draw:name="Caixa de Texto 810463599" draw:style-name="gr1" draw:text-style-name="P7" svg:width="15.056cm" svg:height="3.663cm" svg:x="0.014cm" svg:y="0.815cm"><text:p text:style-name="P14" loext:marker-style-name="T3">Clientes</text:p><text:p text:style-name="P14" loext:marker-style-name="T3">Funcionarios</text:p><text:p text:style-name="P14" loext:marker-style-name="T3">Veículos</text:p><text:p text:style-name="P14" loext:marker-style-name="T3">Vagas</text:p><text:p text:style-name="P14" loext:marker-style-name="T3">Alocações</text:p><text:p text:style-name="P14" loext:marker-style-name="T3"/><text:p text:style-name="P15" loext:marker-style-name="T1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3">5.1. Principais "Coisas" do Sistema (Entidades Preliminares)</text:span><text:span text:style-name="T3"/></text:p>
      <text:p text:style-name="P11" loext:marker-style-name="T3"/>
      <text:p text:style-name="P3" loext:marker-style-name="T4"><text:span text:style-name="T4">6. Análise de Dados</text:span><text:span text:style-name="T4"/></text:p>
      <text:p text:style-name="P5" loext:marker-style-name="T3"><text:span text:style-name="T3">6.1. Dado </text:span><text:span text:style-name="T14">vs</text:span><text:span text:style-name="T3">. Informação</text:span></text:p>
      <text:p text:style-name="P16" loext:marker-style-name="T2">Identifique de 5 a 10 exemplos do seu minimundo que demonstrem a transformação de um dado em uma informação útil.</text:p>
      <text:p text:style-name="P16" loext:marker-style-name="T2"/>
      <text:p text:style-name="P17">Obs: A tabela abaixo apresenta apenas duas linhas, e não sei como acrescentar mais. Ainda assim, me esforcei para fornecer o máximo de exemplos de relações possíveis para representar a transformação de dados (fatos em sua forma primária) em informações (dados posto em contexto e gerando significado).</text:p>
      <text:p text:style-name="P18" loext:marker-style-name="T3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19" loext:marker-style-name="T15"><text:span text:style-name="T16">Exemplo de Dado <text:line-break/>(Fato Bruto)</text:span><text:span text:style-name="T16"/></text:p>
          </table:table-cell>
          <table:table-cell table:style-name="Tabela1.A1" office:value-type="string">
            <text:p text:style-name="P19" loext:marker-style-name="T15"><text:span text:style-name="T16">Exemplo de Informação (Dado com Contexto)</text:span><text:span text:style-name="T16"/></text:p>
          </table:table-cell>
          <table:table-cell table:style-name="Tabela1.A1" office:value-type="string">
            <text:p text:style-name="P19" loext:marker-style-name="T15"><text:span text:style-name="T16">Contexto / Justificativa (Como o dado virou informação?)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20" loext:marker-style-name="T17"><text:bookmark-start text:name="permission-for-group:462502072:everyone"/><text:span text:style-name="T18">C</text:span><text:bookmark-end text:name="permission-for-group:462502072:everyone"/><text:span text:style-name="T18">PF</text:span></text:p>
          </table:table-cell>
          <table:table-cell table:style-name="Tabela1.B2" office:value-type="string">
            <text:p text:style-name="P19" loext:marker-style-name="T17"><text:span text:style-name="T19">CPF + Nome + Data de Nascimento</text:span><text:bookmark-start text:name="permission-for-group:1826252379:everyone"/><text:span text:style-name="T18">.</text:span><text:bookmark-end text:name="permission-for-group:1826252379:everyone"/><text:span text:style-name="T18"> </text:span><text:span text:style-name="T19">+ Horário e entrada e saída de estabelecimento</text:span></text:p>
          </table:table-cell>
          <table:table-cell table:style-name="Tabela1.C2" office:value-type="string">
            <text:p text:style-name="P20" loext:marker-style-name="T17"><text:span text:style-name="T18">Um cpf por sí só não significa muita coisa, mas ao atribuírmos um CPF a um Nome e uma Data de nascimento, estamos dando o contexto de que este numero é um CPF qu pertence a uma pessoa. Mais do que isso, poderíamos dizer que mesmo que seja dados que correspondem a um indivíduo, ainda seria sem contexto para aplicações. Neste caso pode ser mais </text:span><text:soft-page-break/><text:span text:style-name="T18">coerente considerar que CPF + NOME + Data de Nascimento + Horario de entrada e saída de estabelecimento seria mais correto, pois sabemos que é um indivíduo que em determinado horário utilizou tal estabelecimento. Correlacionando todos estes dados, conseguimos entender para que eles são úteis e para o que se referem, permitindo compreensão e tomada de decisões.</text:span></text:p>
          </table:table-cell>
        </table:table-row>
        <table:table-row table:style-name="Tabela1.1">
          <table:table-cell table:style-name="Tabela1.A3" office:value-type="string">
            <text:p text:style-name="P21" loext:marker-style-name="T17"><text:span text:style-name="T20">Placa</text:span></text:p>
          </table:table-cell>
          <table:table-cell table:style-name="Tabela1.B3" office:value-type="string">
            <text:p text:style-name="P21" loext:marker-style-name="T17"><text:bookmark-start text:name="permission-for-group:1550134420:everyone"/><text:span text:style-name="T20">P</text:span><text:bookmark-end text:name="permission-for-group:1550134420:everyone"/><text:span text:style-name="T20">laca + Modelo do Carro + Numero da Vaga e Bloco</text:span></text:p>
          </table:table-cell>
          <table:table-cell table:style-name="Tabela1.C3" office:value-type="string">
            <text:p text:style-name="P21" loext:marker-style-name="T17"><text:bookmark-start text:name="permission-for-group:1227978828:everyone"/><text:span text:style-name="T18">U</text:span><text:bookmark-end text:name="permission-for-group:1227978828:everyone"/><text:span text:style-name="T18">ma placa sozinha não significa quase nada, mas quando relacionamos uma placa a um modelo de veículo, conseguimos entender que aquela string é, na verdade, um dado referente a uma placa de veículo. Assim, quando atribuímos a placa do veículo juntamente com seu modelo a um bloco de estacionamento e uma vaga, entendemos que: Aquele modelo de carro, que possui aquela placa, ocupou a vaga x do bloco Y deste estacionamento.</text:span></text:p>
          </table:table-cell>
        </table:table-row>
      </table:table>
      <text:p text:style-name="P22" loext:marker-style-name="T3"/>
      <text:p text:style-name="P9" loext:marker-style-name="T3"><text:span text:style-name="T3">6.2 Dados Estruturados vs. Não Estruturados</text:span><text:span text:style-name="T3"/></text:p>
      <text:p text:style-name="P16" loext:marker-style-name="T2">Identifique de 5 a 10 exemplos de dados estruturados e de 5 a 10 exemplos de dados não estruturados que poderiam existir no seu minimundo.</text:p>
      <text:p text:style-name="P16" loext:marker-style-name="T2"/>
      <text:p text:style-name="P23">Obs: novamente esta tabela possui apenas 2 linhas, ainda assim me esforço para maior nível de detalhamento a respeito dos conceitos.</text:p>
      <text:p text:style-name="P18" loext:marker-style-name="T3"/>
      <table:table table:name="Tabela2" table:style-name="Tabela2">
        <table:table-column table:style-name="Tabela2.A" table:number-columns-repeated="2"/>
        <table:table-column table:style-name="Tabela2.C"/>
        <table:table-row table:style-name="Tabela2.1">
          <table:table-cell table:style-name="Tabela2.A1" office:value-type="string">
            <text:p text:style-name="P19" loext:marker-style-name="T15"><text:span text:style-name="T16">Exemplo de Dado</text:span><text:span text:style-name="T16"/></text:p>
          </table:table-cell>
          <table:table-cell table:style-name="Tabela2.A1" office:value-type="string">
            <text:p text:style-name="P19" loext:marker-style-name="T15"><text:span text:style-name="T16">Tipo (Estruturado / Não Estruturado)</text:span><text:span text:style-name="T16"/></text:p>
          </table:table-cell>
          <table:table-cell table:style-name="Tabela2.A1" office:value-type="string">
            <text:p text:style-name="P19" loext:marker-style-name="T15"><text:span text:style-name="T16">Justificativa (Por que ele se classifica assim?)</text:span><text:span text:style-name="T16"/></text:p>
          </table:table-cell>
        </table:table-row>
        <table:table-row table:style-name="Tabela2.1">
          <table:table-cell table:style-name="Tabela2.A2" office:value-type="string">
            <text:p text:style-name="P24" loext:marker-style-name="T17"><text:bookmark-start text:name="permission-for-group:721163699:everyone"/><text:span text:style-name="T18">C</text:span><text:bookmark-end text:name="permission-for-group:721163699:everyone"/><text:span text:style-name="T18">PF</text:span></text:p>
          </table:table-cell>
          <table:table-cell table:style-name="Tabela2.B2" office:value-type="string">
            <text:p text:style-name="P24" loext:marker-style-name="T17"><text:span text:style-name="T18">Estruturado</text:span></text:p>
          </table:table-cell>
          <table:table-cell table:style-name="Tabela2.C2" office:value-type="string">
            <text:p text:style-name="P24" loext:marker-style-name="T17"><text:span text:style-name="T18">Um CPF se classifica como um tipo de dado estruturado, pois, possui um modelo fixo, isto é, regras a ser seguidas. Neste caso, se encaixaria em um dado composto de números inteiros e de um tamanho específico, ou composto de uma string com um formato específico, que se encaixaria no formato 000.000.000-00 . Um CPF não abre portas para você colocar qualquer coisa ou o que bem entender, ele precisa ser objetivo, representativo. Por este motivo, definitivamente é um tipo de dado estruturado.</text:span></text:p>
          </table:table-cell>
        </table:table-row>
        <table:table-row table:style-name="Tabela2.3">
          <table:table-cell table:style-name="Tabela2.A3" office:value-type="string">
            <text:p text:style-name="P25" loext:marker-style-name="T17"><text:span text:style-name="T18">None</text:span></text:p>
          </table:table-cell>
          <table:table-cell table:style-name="Tabela2.B3" office:value-type="string">
            <text:p text:style-name="P24" loext:marker-style-name="T17"><text:bookmark-start text:name="permission-for-group:883176615:everyone"/><text:span text:style-name="T20">N</text:span><text:bookmark-end text:name="permission-for-group:883176615:everyone"/><text:span text:style-name="T20">ã</text:span><text:span text:style-name="T20">o </text:span><text:span text:style-name="T20">E</text:span><text:span text:style-name="T20">s</text:span><text:span text:style-name="T20">t</text:span><text:span text:style-name="T20">r</text:span><text:span text:style-name="T20">u</text:span><text:span text:style-name="T20">t</text:span><text:span text:style-name="T20">u</text:span><text:span text:style-name="T20">r</text:span><text:span text:style-name="T20">a</text:span><text:span text:style-name="T20">d</text:span><text:span text:style-name="T20">o / </text:span><text:span text:style-name="T20">S</text:span><text:span text:style-name="T20">e</text:span><text:span text:style-name="T20">m</text:span><text:span text:style-name="T20">i-</text:span><text:span text:style-name="T20">E</text:span><text:span text:style-name="T20">s</text:span><text:span text:style-name="T20">t</text:span><text:span text:style-name="T20">r</text:span><text:span text:style-name="T20">u</text:span><text:span text:style-name="T20">t</text:span><text:span text:style-name="T20">u</text:span><text:span text:style-name="T20">r</text:span><text:span text:style-name="T20">a</text:span><text:span text:style-name="T20">d</text:span><text:span text:style-name="T20">o</text:span></text:p>
          </table:table-cell>
          <table:table-cell table:style-name="Tabela2.C3" office:value-type="string">
            <text:p text:style-name="P26" loext:marker-style-name="T17"><text:span text:style-name="T21">Nã</text:span><text:span text:style-name="T18">o existe nenhum dado não estruturado ou semi-estruturado no sistema. Para um dado ser do tipo não estruturado, é nescessário que ele esteja livre, sem restrições ou checagem de </text:span><text:soft-page-break/><text:span text:style-name="T18">conteúdo rigorosa, podendo ser um arquivo de vídeo, imagem, texto, ou qualquer coisa do tipo. No contexto do meu minimundo, isso não é muito viável, pois o sistema possui um objetivo muito bem definido e focado em praticidade. Ainda assim, poderíamos por exemplo, implementar um sistema de chat, para permitir o envio de arquivos, texto, etc sem restrição. Além disso poderíamos impor regras e restrições a respeito destes envios para transformar em dados semi-estruturados. Mesmo no caso da descrição do veículo, este ainda assim seria um dado estruturado. Pois por mais que exista imprevisibilidade a respeito do que será escrito, este dado ainda assim seria definido em uma tabela, como por exemplo um VARCHAR de 2500 caracteres e teria um formato específico, fazendo dele um dado estruturado.</text:span></text:p>
          </table:table-cell>
        </table:table-row>
      </table:table>
      <text:p text:style-name="P4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údo_20_da_20_moldura" style:display-name="Conteúdo da moldura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4_20_Char" style:display-name="Título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3cm" fo:margin-left="0cm" fo:margin-right="0cm" fo:margin-bottom="3.40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1" text:anchor-type="char" svg:x="0.009cm" svg:y="-1.249cm" svg:width="20.964cm" svg:height="4.196cm" draw:z-index="6"><draw:image xlink:href="Pictures/1000000000000904000001CE6E5E6AA9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5:32:00</meta:creation-date>
    <meta:initial-creator>Patrick William Pessoa</meta:initial-creator>
    <dc:language>pt-BR</dc:language>
    <dc:date>2025-11-20T11:57:46.052654789</dc:date>
    <meta:editing-cycles>10</meta:editing-cycles>
    <meta:editing-duration>PT4H41M33S</meta:editing-duration>
    <meta:generator>LibreOffice/25.2.6.2$Linux_X86_64 LibreOffice_project/520$Build-2</meta:generator>
    <meta:document-statistic meta:table-count="2" meta:image-count="1" meta:object-count="0" meta:page-count="7" meta:paragraph-count="70" meta:word-count="1475" meta:character-count="8893" meta:non-whitespace-character-count="7480"/>
    <meta:user-defined meta:name="AppVersion">15.0000</meta:user-defined>
    <meta:template xlink:type="simple" xlink:actuate="onRequest" xlink:title="Normal.dotm" xlink:href=""/>
  </office:meta>
</office:document-meta>
</file>